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2" style:family="paragraph" style:parent-style-name="Text_20_body_20_indent">
      <style:paragraph-properties fo:margin-left="0cm" fo:margin-right="0cm" fo:text-indent="0cm" style:auto-text-indent="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ourcecode">
      <style:text-properties fo:font-weight="bold" style:font-weight-asian="bold" style:font-weight-complex="bold"/>
    </style:style>
    <style:style style:name="P9" style:family="paragraph" style:parent-style-name="Sourcecode">
      <style:text-properties fo:font-weight="normal" style:font-weight-asian="normal" style:font-weight-complex="normal"/>
    </style:style>
    <style:style style:name="P10" style:family="paragraph" style:parent-style-name="Text_20_body" style:master-page-name="">
      <style:paragraph-properties fo:line-height="0.4cm">
        <style:tab-stops/>
      </style:paragraph-properties>
      <style:text-properties style:font-name="Courier New1" fo:font-size="10pt" style:font-size-asian="10pt" style:font-size-complex="10pt"/>
    </style:style>
    <style:style style:name="P11" style:family="paragraph" style:parent-style-name="Preformatted_20_Text">
      <style:paragraph-properties fo:margin-top="0cm" fo:margin-bottom="0.499cm"/>
    </style:style>
    <style:style style:name="T1" style:family="text">
      <style:text-properties style:font-name="Courier New1"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size="10pt" fo:font-weight="bold" style:font-size-asian="10pt" style:font-weight-asian="bold" style:font-size-complex="10pt"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The hamsterdb Tutorial</text:p>
      <text:p text:style-name="P2">A Tutorial Book for hamsterdb.</text:p>
      <text:p text:style-name="P2"/>
      <text:p text:style-name="P2">Copyright © 2007 Christoph Rupp</text:p>
      <text:p text:style-name="P2"/>
      <text:p text:style-name="P2">Created on Friday, March 23, 2007</text:p>
      <text:p text:style-name="P2">Last update: <text:modification-date style:data-style-name="N5038">Friday, August 03, 2007</text:modification-date></text:p>
      <text:p text:style-name="P2"/>
      <text:p text:style-name="P2">This tutorial is a WORK IN PROGRESS. Do not consider it as a finished document.</text:p>
      <text:p text:style-name="P2"/>
      <text:p text:style-name="P2">Feedback and comments are always welcome. Please send them to <text:a xlink:type="simple" xlink:href="mailto:contact@hamsterdb.com">contact@hamsterdb.com</text:a>.</text:p>
      <text:p text:style-name="P2"/>
      <text:p text:style-name="P2">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Table of Contents</text:p>
          </text:index-title>
          <text:p text:style-name="P4">Introduction<text:tab/>3</text:p>
          <text:p text:style-name="P5">What is hamsterdb?<text:tab/>3</text:p>
          <text:p text:style-name="P5">Material Covered<text:tab/>3</text:p>
          <text:p text:style-name="P5">Conventions Used in this Tutorial<text:tab/>3</text:p>
          <text:p text:style-name="P5">More Documentation on hamsterdb<text:tab/>3</text:p>
          <text:p text:style-name="P5">Obtaining the Most Recent Versions<text:tab/>3</text:p>
          <text:p text:style-name="P5">hamsterdb Licensing<text:tab/>4</text:p>
          <text:p text:style-name="P4">Getting Started<text:tab/>4</text:p>
          <text:p text:style-name="P5">Building for UNIX/POSIX systems<text:tab/>4</text:p>
          <text:p text:style-name="P5">Building for Microsoft Windows<text:tab/>4</text:p>
          <text:p text:style-name="P5">Porting hamsterdb to Other Platforms<text:tab/>4</text:p>
          <text:p text:style-name="P4">Creating a Database<text:tab/>5</text:p>
          <text:p text:style-name="P5">Creating an In-Memory Database<text:tab/>6</text:p>
          <text:p text:style-name="P4">Opening a Database<text:tab/>7</text:p>
          <text:p text:style-name="P4">Changing the Default Key Sorting<text:tab/>7</text:p>
          <text:p text:style-name="P4">Inserting Database Items<text:tab/>8</text:p>
          <text:p text:style-name="P4">Deleting Database Items<text:tab/>9</text:p>
          <text:p text:style-name="P4">Looking up Database Items<text:tab/>9</text:p>
          <text:p text:style-name="P4">Working with Database Cursors<text:tab/>10</text:p>
          <text:p text:style-name="P5">Creating a Database Cursor<text:tab/>10</text:p>
          <text:p text:style-name="P5">Moving Database Cursors<text:tab/>10</text:p>
          <text:p text:style-name="P5">Inserting Database Items with Cursors<text:tab/>11</text:p>
          <text:p text:style-name="P5">Looking up Database Items with Cursors<text:tab/>12</text:p>
          <text:p text:style-name="P5">Replacing Database Items with Cursors<text:tab/>12</text:p>
          <text:p text:style-name="P5">Deleting Database Items with Cursors<text:tab/>13</text:p>
          <text:p text:style-name="P5">Cloning a Database Cursor<text:tab/>13</text:p>
          <text:p text:style-name="P5">Closing a Database Cursor<text:tab/>13</text:p>
          <text:p text:style-name="P4">Closing a Database<text:tab/>13</text:p>
          <text:p text:style-name="P4">Working with Database Environments<text:tab/>13</text:p>
          <text:p text:style-name="P5">Creating a new Environment<text:tab/>14</text:p>
          <text:p text:style-name="P6">Creating In-Memory Environments<text:tab/>15</text:p>
          <text:p text:style-name="P5">Opening an Environment<text:tab/>15</text:p>
          <text:p text:style-name="P5">Creating a Database in an Environment<text:tab/>15</text:p>
          <text:p text:style-name="P5">Opening a Database in an Environment<text:tab/>16</text:p>
          <text:p text:style-name="P5">Renaming a Database in an Environment<text:tab/>16</text:p>
          <text:p text:style-name="P5">Removing a Database from an Environment<text:tab/>16</text:p>
          <text:p text:style-name="P5">Closing an Environment<text:tab/>17</text:p>
          <text:p text:style-name="P4">Appendix I: The GNU General Public License<text:tab/>17</text:p>
          <text:p text:style-name="P4">Appendix II: The GNU Free Documentation License<text:tab/>21</text:p>
        </text:index-body>
      </text:table-of-content>
      <text:p text:style-name="P2"/>
      <text:h text:style-name="P7" text:outline-level="1">Introduction</text:h>
      <text:h text:style-name="Heading_20_2" text:outline-level="2">What is hamsterdb?</text:h>
      <text:p text:style-name="P2">hamsterdb is a lightweight embedded database engine. Being "lightweight" describes the strengths and the limitations of hamsterdb. It is very fast, but only supports a few operations. It is embeddable,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2">This document applies to hamsterdb version 0.4.4. The author will update the tutorial whenever API changes occur. The hamsterdb API has been very stable so far, therefore this tutorial should also apply to future versions of hamsterdb.</text:p>
      <text:h text:style-name="Heading_20_2" text:outline-level="2">Conventions Used in this Tutorial</text:h>
      <text:p text:style-name="P2">In this text, a variety of conventions are used to explain the material. Certain typographical and display elements are used for this purpose.</text:p>
      <text:p text:style-name="P2">Any C/C++ code that is included directly in the text is displayed as: <text:span text:style-name="T1">int i = 5</text:span>. </text:p>
      <text:p text:style-name="P2">Any operating system commands discussed in the text are displayed as: <text:span text:style-name="T2">make install</text:span>. </text:p>
      <text:p text:style-name="P2">Operating system files that are discussed directly in the text are displayed as: <text:span text:style-name="T2">file.txt</text:span>. </text:p>
      <text:p text:style-name="P2">When a technical term of particular importance is first introduced and discussed, it appears in bold font, as: <text:span text:style-name="T3">an important term</text:span>.</text:p>
      <text:p text:style-name="P2">Although the programming examples and declarations usually are C code, the author sometimes uses the C++ comment operator <text:span text:style-name="T1">//</text:span> as an abbreviation.</text:p>
      <text:p text:style-name="P2">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More Documentation on hamsterdb</text:h>
      <text:p text:style-name="P2">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2">hamsterdb.h</text:span>, part of the hamsterdb source.</text:p>
      <text:h text:style-name="Heading_20_2" text:outline-level="2">Obtaining the Most Recent Versions</text:h>
      <text:p text:style-name="P2">This tutorial is still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2">hamsterdb is an open source library licensed under the GNU General Public License (GPL) 2.0. If you download the hamsterdb source files, the GPL license can be found in the file <text:span text:style-name="T2">COPYING</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2">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2">hamsterdb is written in ANSI-C and thus can be compiled on nearly every available C compiler. </text:p>
      <text:h text:style-name="Heading_20_2" text:outline-level="2">Building for UNIX/POSIX systems</text:h>
      <text:p text:style-name="P2">hamsterdb uses the GNU autotools for the build process, therefore compiling and installing is as simple as it can get. After downloading the sources, unpack them with the following command:</text:p>
      <text:p text:style-name="P2">$<text:span text:style-name="T2"> tar -zxvf hamsterdb-v.v.v.tar.gz</text:span></text:p>
      <text:p text:style-name="P2">This command creates a subdirectory hamsterdb-v.v.v with all sources. Change to this directory:</text:p>
      <text:p text:style-name="P2">$ <text:span text:style-name="T2">cd hamsterdb-v.v.v</text:span></text:p>
      <text:p text:style-name="P2">Now run <text:span text:style-name="T2">./configure, make</text:span> and <text:span text:style-name="T2">make install</text:span> to build and install the libraries and header files. Please note that you usually need root privileges to install the header files and libraries. Also note that you can change the compiler settings by adding flags to <text:span text:style-name="T2">./configure</text:span>; run .<text:span text:style-name="T2">/configure --help</text:span> for a list of all available options.</text:p>
      <text:p text:style-name="P2">$ <text:span text:style-name="T2">./configure</text:span></text:p>
      <text:p text:style-name="P2">$ <text:span text:style-name="T2">make</text:span></text:p>
      <text:p text:style-name="P2">Now become root:</text:p>
      <text:p text:style-name="P2">$ <text:span text:style-name="T2">su</text:span></text:p>
      <text:p text:style-name="P2">$ <text:span text:style-name="T2">make install</text:span></text:p>
      <text:h text:style-name="Heading_20_2" text:outline-level="2">Building for Microsoft Windows</text:h>
      <text:p text:style-name="P2">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2">Additionally, you can download prebuilt libraries for Win32 from <text:a xlink:type="simple" xlink:href="http://www.hamsterdb.com/?page=download">http://www.hamsterdb.com/?page=download</text:a>.</text:p>
      <text:p text:style-name="P2">To compile hamsterdb, unpack the hamsterdb sources and open the Solution file in Visual Studio 8. It can be found in the subdirectory <text:span text:style-name="T2">win32/hamsterdb</text:span>. It contains several projects: some examples, the <text:span text:style-name="T3">dll</text:span> project (to build a dynamic library) and the <text:span text:style-name="T3">lib</text:span> project (to build a static library). Build one (or both) of those projects to create your own hamsterdb library.</text:p>
      <text:h text:style-name="Heading_20_2" text:outline-level="2">Porting hamsterdb to Other Platforms</text:h>
      <text:p text:style-name="P2">Compiling hamsterdb without the provided autoconf or Visual Studio files is easy. There are a few preprocessor macros which are mandatory, and some others which are optional. They are described in the <text:span text:style-name="T2">README</text:span> file of the hamsterdb source distribution.</text:p>
      <text:p text:style-name="P2">If you want to port hamsterdb to another operating system or hardware platform, you will most likely have to make some modifications. All operating system-specific functions are declared in <text:span text:style-name="T2">src/os.h</text:span> and defined in either <text:span text:style-name="T2">src/os_win32.c</text:span> or <text:span text:style-name="T2">src/os_posix.c</text:span>. Please get in touch with the author of hamsterdb to get help with these topics.</text:p>
      <text:h text:style-name="Heading_20_1" text:outline-level="1">Creating a Database</text:h>
      <text:p text:style-name="P2">Creating a new database is a two-step process. First, we have to allocate a database handle with <text:span text:style-name="T4">ham_new</text:span>. Secondly, we use this handle to create a database file with <text:span text:style-name="T4">ham_create</text:span>. The functions are declared in <text:span text:style-name="T2">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2"><text:span text:style-name="T1">ham_create</text:span> supports many different options, and the extended version <text:span text:style-name="T1">ham_create_ex</text:span> supports even more. However, normally none of them are important to you, and you usually don't need to specify flags, page size, key size and cache size. If you nevertheless want to know their meanings, refer to the API documentation for <text:span text:style-name="T1">ham_create</text:span> and <text:span text:style-name="T1">ham_create_ex</text:span>. Also, the FAQ (<text:a xlink:type="simple" xlink:href="http://www.hamsterdb.com/?page=faq">http://www.hamsterdb.com/?page=faq</text:a>) answers questions about the page size, key size and cache size.</text:p>
      <text:p text:style-name="P2">The <text:span text:style-name="T1">mode</text:span> specifies the file access rights for the newly created file. On Linux and Unix, they are the same parameter as you would give <text:span text:style-name="T2">chmod</text:span> to change the access rights. If you do not know what to specify, an (octal) 0664 might be ok for you - this gives read/write-rights to your own user and all users in the same group, and read-only-rights to anyone else. </text:p>
      <text:p text:style-name="P2">On Microsoft Windows, the <text:span text:style-name="T1">mode</text:span> parameter is ignored.</text:p>
      <text:p text:style-name="P2"><text:span text:style-name="T1">ham_create_ex</text:span> supports variable length parameter lists. These lists are arrays of type <text:span text:style-name="T1">ham_parameter_t</text:span>, and each parameter has two members: an identifier of this parameter, and the value. Here is the declaration of <text:span text:style-name="T1">ham_parameter_t</text:span> (copied from <text:span text:style-name="T2">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pan text:style-name="T1">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2">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3">if ((st=ham_new(&amp;db))!=HAM_SUCCESS) {<text:line-break/> <text:s text:c="7"/>printf(“ham_new failed: %d (%s)\n“, st, ham_strerror(st));<text:line-break/> <text:s text:c="7"/>exit(-1);<text:line-break/> <text:s text:c="3"/>}</text:span></text:p>
      <text:p text:style-name="P8"><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2">If the call to <text:span text:style-name="T1">ham_new</text:span> was successful, the variable <text:span text:style-name="T1">db</text:span> will hold a valid database handle. This handle can be used to open or create databases.</text:p>
      <text:p text:style-name="P2">In the sample code, the <text:span text:style-name="T1">flags</text:span> parameter is 0; no flags are specified. To get a list of all available flags, either see the <text:span text:style-name="T2">hamsterdb.h</text:span> header file or the API documentation at <text:a xlink:type="simple" xlink:href="http://www.hamsterdb.com/?page=doc">http://www.hamsterdb.com/?page=doc</text:a>.</text:p>
      <text:h text:style-name="Heading_20_2" text:outline-level="2">Creating an In-Memory Database</text:h>
      <text:p text:style-name="P2">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2">Nevertheless, because of the speed advantage, in-memory databases are great for temporary, small databases.</text:p>
      <text:p text:style-name="P2">To create an in-memory database, call <text:span text:style-name="T1">ham_create</text:span> with the flag <text:span text:style-name="T4">HAM_IN_MEMORY_DB</text:span>.</text:p>
      <text:p text:style-name="P2">Since in-memory databases are not written to disk, the <text:span text:style-name="T1">filename</text:span>-parameter is ignored and should be <text:span text:style-name="T1">NULL</text:span>. Also, note that the cache size (which can be specified with <text:span text:style-name="T1">ham_create_ex</text:span>) must be 0, and the flag <text:span text:style-name="T1">HAM_CACHE_STRICT</text:span> is forbidden.</text:p>
      <text:p text:style-name="P2">Here is a small snippet to create an in-memory database:</text:p>
      <text:p text:style-name="Sourcecode">if ((st=ham_create(db, NULL, <text:span text:style-name="T3">HAM_IN_MEMORY_DB</text:span>, 0))!=HAM_SUCCESS) {<text:line-break/> <text:s text:c="3"/>printf(“ham_create failed: %d (%s)\n“, st, ham_strerror(st));<text:line-break/> <text:s text:c="3"/>exit(-1);<text:line-break/>}</text:p>
      <text:h text:style-name="Heading_20_2" text:outline-level="2">Creating a Record Number Database</text:h>
      <text:p text:style-name="P2">Record number databases automatically assign keys in ascending order to newly inserted database items. This can be compared to the “auto-increment“ column in an SQL database. The first item to be inserted gets the key “1“, the second gets “2“, the third “3“ etc. </text:p>
      <text:p text:style-name="P2">These keys are automatically assigned by hamsterdb. Therefore, when inserting items to a record number database, <text:span text:style-name="T1">ham_insert</text:span> and <text:span text:style-name="T1">ham_cursor_insert </text:span>expect either “empty“ keys (with size 0 and data pointing to NULL), or a user-allocated 8-byte key. The file <text:span text:style-name="T2">samples/db4.c</text:span> demonstrates the use of record number databases.</text:p>
      <text:p text:style-name="P2">To create a record number database, call <text:span text:style-name="T1">ham_create</text:span> with the flag <text:span text:style-name="T4">HAM_RECORD_NUMBER</text:span>.</text:p>
      <text:p text:style-name="P2">Here is a small snippet to create a record number database:</text:p>
      <text:p text:style-name="Sourcecode">if ((st=ham_create(db, NULL, <text:span text:style-name="T3">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then you open the database file. We already know how to allocate the handle (<text:span text:style-name="T1">ham_new</text:span>). To open the database file, you may use one of two API functions: <text:span text:style-name="T1">ham_open</text:span> or the extended version <text:span text:style-name="T1">ham_open_ex</text:span>.</text:p>
      <text:p text:style-name="Sourcecode">ham_status_t<text:lin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 to <text:span text:style-name="T1">ham_create</text:span> and <text:span text:style-name="T1">ham_create_ex</text:span>, you usually do not need to specify the cache size and flags. However, there is one flag which might be useful from time to time: <text:span text:style-name="T4">HAM_READ_ONLY</text:span>. This flag opens the database for read-only access, and all write modifications (inserting or deleting items) fail with error <text:span text:style-name="T1">HAM_DB_READ_ONLY</text:span>.</text:p>
      <text:p text:style-name="Text_20_body"><text:span text:style-name="T1">ham_open_ex</text:span> also uses variable length parameter lists. Currently, only the cache size can be specified as a parameter (<text:span text:style-name="T1">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descending order, starting with the "smallest" value.</text:p>
      <text:p text:style-name="Text_20_body">If such a sort order is not feasible for your data, you can overwrite the sort function. You have to write a callback function and register this function with <text:span text:style-name="T4">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1">ham_new</text:span>.</text:p>
      <text:p text:style-name="Sourcecode">typedef int<text:line-break/>(*ham_compare_func_t)(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1">ntohs</text:span> or similar functions provided by your environment (you can also use the hamsterdb endian macros defined in <text:span text:style-name="T2">src/endian.h</text:span>.) In this example, the endianness of the data is ignored.</text:p>
      <text:p text:style-name="Sourcecode">#include &lt;stdio.h&gt; <text:s/>// for printf<text:line-break/>#include &lt;stdlib.h&gt; // for exit<text:line-break/>#include &lt;ham/hamsterdb.h&gt;</text:p>
      <text:p text:style-name="P8">static int<text:line-break/>my_int_compare(ham_u8_t *lhs, ham_size_t lhs_size,<text:line-break/> <text:s text:c="14"/>ham_u8_t *rhs, ham_size_t rhs_size)<text:line-break/>{<text:line-break/> <text:s text:c="3"/>int nlhs=*(int *)lhs;<text:line-break/> <text:s text:c="3"/>int nrhs=*(int *)rhs;<text:lin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8"><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1" text:outline-level="1">Inserting Database Items</text:h>
      <text:p text:style-name="Text_20_body">For inserting a key/record pair, the caller has to create two structures - one for the key and one for the record, initialize them and then call <text:span text:style-name="T1">ham_insert</text:span>.</text:p>
      <text:p text:style-name="Text_20_body">Please note that the second parameter of <text:span text:style-name="T1">ham_insert</text:span> is a reserved value; you should always set it to <text:span text:style-name="T1">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key.data="green";<text:line-break/>key.size=strlen(key.data)+1; /* +1 for the terminating zero-byte */</text:p>
      <text:p text:style-name="P8">if ((st=ham_insert(db, NULL, &amp;key, &amp;record, 0))!=HAM_SUCCESS) {<text:line-break/> <text:s text:c="7"/>printf(“ham_insert failed: %d (%s)\n“, st, ham_strerror(st));<text:line-break/> <text:s text:c="7"/>exit(-1);<text:line-break/>}</text:p>
      <text:p text:style-name="Text_20_body"><text:span text:style-name="T1">ham_insert</text:span> fails and returns error <text:span text:style-name="T1">HAM_DUPLICATE_KEY</text:span> if an item with this key already exists. To overwrite an existing item, specify the flag <text:span text:style-name="T1">HAM_OVERWRITE</text:span>.</text:p>
      <text:h text:style-name="Heading_20_1" text:outline-level="1">Deleting Database Items</text:h>
      <text:p text:style-name="Text_20_body">The API function <text:span text:style-name="T1">ham_erase</text:span> deletes a database item. It receives four parameters, of which two (reserved and flags) are currently always set to <text:span text:style-name="T1">NULL</text:span>. The third parameter is the key of the item which will be deleted.</text:p>
      <text:p text:style-name="Sourcecode">ham_status_t<text:line-break/>ham_erase(ham_db_t *db, void *reserved, ham_key_t *key, ham_u32_t flags);</text:p>
      <text:p text:style-name="Text_20_body"><text:line-break/>An example demonstrates the use:</text:p>
      <text:p text:style-name="Sourcecode">ham_status_t st;<text:line-break/>ham_key_t key;</text:p>
      <text:p text:style-name="Sourcecode">memset(&amp;key, 0, sizeof(key));<text:line-break/>key.data="color";<text:line-break/>key.size=strlen(key.data)+1; /* +1 to include the terminating zero */</text:p>
      <text:p text:style-name="P8">if ((st=ham_erase(db, NULL, &amp;key, 0))!=HAM_SUCCESS) <text:s/>{<text:line-break/> <text:s text:c="7"/>printf(“ham_erase failed: %d (%s)\n“, st, ham_strerror(st));<text:line-break/> <text:s text:c="7"/>exit(-1);<text:line-break/>}</text:p>
      <text:p text:style-name="Text_20_body">If you followed our tutorial, the item „color“/„green“ is now deleted from the database. A subsequent <text:span text:style-name="T1">ham_find</text:span> on that value will fail with <text:span text:style-name="T1">HAM_KEY_NOT_FOUND</text:span>.</text:p>
      <text:p text:style-name="Text_20_body">If you try to delete an item which does not exist, hamsterdb will return <text:span text:style-name="T1">HAM_KEY_NOT_FOUND</text:span>.</text:p>
      <text:h text:style-name="Heading_20_1" text:outline-level="1">Looking up Database Items</text:h>
      <text:p text:style-name="Text_20_body">The function for looking up database items is called <text:span text:style-name="T1">ham_find</text:span>. This function receives five parameters, of which two (reserved and flags) are always empty. The third parameter (key) receives a pointer to a full <text:span text:style-name="T1">ham_key_t</text:span> structure. If the key is found, the record of this key is returned in parameter four (<text:span text:style-name="T1">“record“</text:span>).</text:p>
      <text:p text:style-name="Sourcecode">ham_status_t<text:line-break/>ham_find(ham_db_t *db, void *reserved, ham_key_t *key,<text:line-break/> <text:s text:c="8"/>ham_record_t *record, ham_u32_t flags);<text:line-break/></text:p>
      <text:p text:style-name="Text_20_body">An example demonstrates the use:</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8">if ((st=ham_find(db, NULL, &amp;key, &amp;record, 0))!=HAM_SUCCESS) {<text:line-break/> <text:s text:c="7"/>printf(“ham_find failed: %d (%s)\n“, st, ham_strerror(st));<text:line-break/> <text:s text:c="7"/>exit(-1);<text:line-break/>}</text:p>
      <text:p text:style-name="Text_20_body">If you followed the tutorial, <text:span text:style-name="T1">record.data</text:span> will now point to „green“ and <text:span text:style-name="T1">record.size</text:span> will be 6.</text:p>
      <text:p text:style-name="Text_20_body">Please bear in mind that <text:span text:style-name="T1">record.data</text:span> is a temporary pointer which is allocated by hamsterdb. Other calls to hamsterdb API functions can overwrite this pointer. If you want to avoid this behaviour, you can allocate the pointer on your own and set the flag <text:span text:style-name="T1">HAM_RECORD_USER_ALLOC</text:span>. In this case, it is the programmer's responsibility to make sure that the allocated memory is actually large enough for the data!</text:p>
      <text:p text:style-name="Sourcecode">memset(&amp;record, 0, sizeof(record));<text:line-break/><text:span text:style-name="T3">record.flags=HAM_RECORD_USER_ALLOC;<text:line-break/>record.data=malloc(6);</text:span></text:p>
      <text:p text:style-name="Sourcecode">if ((st=ham_find(db, NULL, &amp;key, &amp;record, 0))!=HAM_SUCCESS) {<text:line-break/> <text:s text:c="3"/>// ...</text:p>
      <text:h text:style-name="Heading_20_1" text:outline-level="1">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replac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1">ham_cursor_t</text:span> structure. You can allocate such a cursor structure with the <text:span text:style-name="T1">ham_cursor_create</text:span> method. The first parameter is always the <text:span text:style-name="T1">ham_db_t</text:span> handle of the database on which this cursor operates. The second and the third parameters are not yet used; always set them to <text:span text:style-name="T1">NULL</text:span> and<text:span text:style-name="T1"> 0</text:span> respectively. Here is the declaration of the function:</text:p>
      <text:p text:style-name="P9">ham_status_t <text:line-break/>ham_cursor_create(ham_db_t *db, void *reserved, <text:line-break/> <text:s text:c="17"/>ham_u32_t flags, ham_cursor_t **cursor);</text:p>
      <text:p text:style-name="Standard">And here is an example of the usage:<text:tab/></text:p>
      <text:p text:style-name="Sourcecode"><text:span text:style-name="T3">ham_cursor_t *cursor;</text:span><text:line-break/><text:span text:style-name="T5">ham_status_t st;</text:span></text:p>
      <text:p text:style-name="Sourcecode"><text:span text:style-name="T3">if ((st=ham_cursor_create(db, NULL, 0, &amp;cursor))) {</text:span><text:line-break/> <text:s text:c="3"/>// ...</text:p>
      <text:p text:style-name="Standard">The new cursor now doesn'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1">ham_cursor_move</text:span>, you can move the cursor to the first, last, next or previous item in the database. Here is the declaration of the function:</text:p>
      <text:p text:style-name="P9">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1">HAM_CURSOR_FIRST</text:span>, <text:span text:style-name="T1">HAM_CURSOR_LAST</text:span>, <text:span text:style-name="T1">HAM_CURSOR_NEXT</text:span> or <text:span text:style-name="T1">HAM_CURSOR_PREVIOUS</text:span>. If you do not specify any direction, the cursor will remain on the current position.</text:p>
      <text:p text:style-name="Standard"/>
      <text:p text:style-name="Standard">If a cursor does not point to any database item, and you move it to <text:span text:style-name="T1">HAM_CURSOR_NEXT</text:span> (or <text:span text:style-name="T1">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copied to key or record, if key or record are not <text:span text:style-name="T1">NULL</text:span>. </text:p>
      <text:p text:style-name="Standard"/>
      <text:p text:style-name="Standard">This short example creates a cursor and traverses the database from the first to the last element, printing every database key. (It is assumed that the key is of type <text:span text:style-name="T1">char *</text:span>, and can be printed with <text:span text:style-name="T1">printf(“%s“)</text:span>).</text:p>
      <text:p text:style-name="Sourcecode"><text:span text:style-name="T5">ham_cursor_t *cursor;</text:span><text:line-break/><text:span text:style-name="T5">ham_status_t st;<text:line-break/>ham_key_t key;</text:span></text:p>
      <text:p text:style-name="Sourcecode"><text:span text:style-name="T5">if ((st=ham_cursor_create(db, NULL, 0, &amp;cursor)))</text:span><text:line-break/> <text:s text:c="3"/>// ...</text:p>
      <text:p text:style-name="P8">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1">ham_cursor_move</text:span> is always <text:span text:style-name="T1">NULL</text:span>.</text:p>
      <text:p text:style-name="Standard"/>
      <text:p text:style-name="Standard"><text:span text:style-name="T1">ham_cursor_move</text:span> will return <text:span text:style-name="T1">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1">ham_cursor_insert</text:span> has the same behaviour as <text:span text:style-name="T1">ham_insert</text:span>. If the item is inserted successfully, the cursor will point to the new item. Otherwise, the cursor is not modified. Here is the declaration of <text:span text:style-name="T1">ham_cursor_insert</text:span>:</text:p>
      <text:p text:style-name="P9">ham_status_t <text:line-break/>ham_cursor_insert(ham_cursor_t *cursor, ham_key_t *key, <text:line-break/> <text:s text:c="17"/>ham_record_t *record, ham_u32_t flags);</text:p>
      <text:p text:style-name="Standard">And here is an example of the usage:<text:tab/></text:p>
      <text:p text:style-name="Sourcecode"><text:span text:style-name="T3">ham_key_t key;<text:line-break/>ham_record_t record;</text:span><text:line-break/><text:span text:style-name="T5">ham_status_t st;</text:span></text:p>
      <text:p text:style-name="P9">memset(&amp;key, 0, sizeof(key));<text:line-break/>key.data=“hello“;<text:line-break/>key.size=5;<text:line-break/><text:line-break/>memset(&amp;record, 0, sizeof(record));<text:line-break/>record.data=“world“;<text:line-break/>record.size=6;</text:p>
      <text:p text:style-name="Sourcecode"><text:span text:style-name="T3">if ((st=ham_cursor_insert(cursor, &amp;key, &amp;record, 0))) {</text:span><text:line-break/> <text:s text:c="3"/>// ...</text:p>
      <text:h text:style-name="Heading_20_2" text:outline-level="2">Looking up Database Items with Cursors</text:h>
      <text:p text:style-name="Text_20_body">You can use cursors to search for database records. The function <text:span text:style-name="T1">ham_cursor_find</text:span> tries to search for a key, and positions the database cursor on the item with this key. If the item is not found, the cursor is not modified. The <text:span text:style-name="T1">flags</text:span> parameter is unused - set it to <text:span text:style-name="T1">0</text:span>.</text:p>
      <text:p text:style-name="P9">ham_status_t <text:line-break/>ham_cursor_find(ham_cursor_t *cursor, ham_key_t *key, <text:line-break/> <text:s text:c="15"/>ham_u32_t flags);</text:p>
      <text:p text:style-name="Standard">When the cursor points to a database item, you can delete the item (with <text:span text:style-name="T1">ham_cursor_erase</text:span>), replace the record (with <text:span text:style-name="T1">ham_cursor_replace</text:span>), or just fetch the record (with <text:span text:style-name="T1">ham_cursor_move</text:span>). The following code demonstrates how to fetch the record with <text:span text:style-name="T1">ham_cursor_move</text:span>:</text:p>
      <text:p text:style-name="Sourcecode"><text:span text:style-name="T3">ham_key_t key;<text:line-break/>ham_record_t record;</text:span><text:line-break/><text:span text:style-name="T5">ham_status_t st;</text:span></text:p>
      <text:p text:style-name="Sourcecode"><text:span text:style-name="T5">memset(&amp;key, 0, sizeof(key));<text:line-break/>key.data=“hello“;<text:line-break/>key.size=5;<text:line-break/><text:line-break/>memset(&amp;record, 0, sizeof(record));<text:line-break/><text:line-break/></text:span><text:span text:style-name="T3">if ((st=ham_cursor_insert(cursor, &amp;key, &amp;record, 0)))</text:span><text:line-break/> <text:s text:c="3"/>// ...<text:line-break/><text:span text:style-name="T3">if ((st=ham_cursor_move(cursor, 0, &amp;record, 0)))</text:span><text:line-break/> <text:s text:c="3"/>// ...</text:p>
      <text:p text:style-name="Standard">Note that although we call <text:span text:style-name="T1">ham_cursor_move</text:span>, the cursor is not moved at all because we have not specified a direction flag. Therefore, <text:span text:style-name="T1">ham_cursor_move</text:span> just returns the record of the current item.</text:p>
      <text:h text:style-name="Heading_20_2" text:outline-level="2">Replacing Database Items with Cursors</text:h>
      <text:p text:style-name="Text_20_body">To replace the record of the current item, call <text:span text:style-name="T1">ham_cursor_replace</text:span> with a pointer to a <text:span text:style-name="T1">ham_record_t</text:span> structure which contains the new record. The third parameter, <text:span text:style-name="T1">flags</text:span>, is unused, set it to <text:span text:style-name="T1">0</text:span>. </text:p>
      <text:p text:style-name="P9">ham_status_t <text:line-break/>ham_cursor_replace(ham_cursor_t *cursor, ham_record_t *record, <text:line-break/> <text:s text:c="15"/>ham_u32_t flags);</text:p>
      <text:p text:style-name="Standard">If you try to replace an item while the cursor does not point to an item, hamsterdb returns <text:span text:style-name="T1">HAM_CURSOR_IS_NIL</text:span>.</text:p>
      <text:h text:style-name="Heading_20_2" text:outline-level="2">Deleting Database Items with Cursors</text:h>
      <text:p text:style-name="Text_20_body">To delete a record using a cursor, position the cursor to the record you want to delete then call <text:s/><text:span text:style-name="T1">ham_cursor_erase</text:span>. The third parameter, <text:span text:style-name="T1">flags</text:span>, is unused; set it to <text:span text:style-name="T1">0</text:span>. </text:p>
      <text:p text:style-name="P9">ham_status_t <text:line-break/>ham_cursor_erase(ham_cursor_t *cursor, ham_u32_t flags);</text:p>
      <text:p text:style-name="Standard">If you try to delete an item, but the cursor does not point to an item, hamsterdb returns <text:span text:style-name="T1">HAM_CURSOR_IS_NIL</text:span>.</text:p>
      <text:h text:style-name="Heading_20_2" text:outline-level="2">Cloning a Database Cursor</text:h>
      <text:p text:style-name="Text_20_body">hamsterdb provides a convenient function to clone an existing cursor. <text:span text:style-name="T1">ham_cursor_clone</text:span> creates an exact copy of a cursor which points to the same database item as the original cursor.</text:p>
      <text:p text:style-name="P9">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9">ham_status_t <text:line-break/>ham_cursor_close(ham_cursor_t *cursor);</text:p>
      <text:h text:style-name="Heading_20_1" text:outline-level="1">Closing a Database</text:h>
      <text:p text:style-name="Text_20_body">Database handles are closed with <text:span text:style-name="T1">ham_close</text:span>. This function implicitly calls <text:span text:style-name="T1">ham_flush</text:span>, writes the modified file to disk and closes the file handle. If you forget to call this function, you will lose your data and the database may be corrupted!</text:p>
      <text:p text:style-name="P9">ham_status_t <text:line-break/>ham_close(ham_db_t *db);</text:p>
      <text:p text:style-name="Standard">Note that this function does not delete the database handle, which was allocated with <text:span text:style-name="T1">ham_new</text:span>. The database handle is still valid, and you can reuse it and open or create other databases.</text:p>
      <text:p text:style-name="Standard"/>
      <text:p text:style-name="Standard">If you do not want to reuse the database handle, you have to delete it with <text:span text:style-name="T1">ham_delete</text:span>.</text:p>
      <text:p text:style-name="P9">ham_status_t <text:line-break/>ham_delete(ham_db_t *db);</text:p>
      <text:h text:style-name="Heading_20_1" text:outline-level="1">Working with Database Environments</text:h>
      <text:p text:style-name="Text_20_body">Sometimes, it's practical to have several databases in one physical file. It makes backing up easier, because only one file has to be copied. Databases that belong together, can be grouped to one physical file, and the file system does not ge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s therefore possible to use a database file as an Environment file, and vice versa. When a database opens an Environment file, it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2">samples/env1.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1">ham_env_t *</text:span>), then you create the Environment. The functions are declared in <text:span text:style-name="T2">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1">ham_env_create_ex</text:span> expects a variable length parameter list; the parameters <text:span text:style-name="T1">HAM_PARAM_PAGESIZE</text:span> and <text:span text:style-name="T1">HAM_PARAM_CACHESIZE</text:span> are supported. See the section "Creating a Database" for more information about parameter lists and about the mode parameter.</text:p>
      <text:p text:style-name="Text_20_body">All other parameters are similar to their counterparts <text:span text:style-name="T1">ham_create</text:span> and <text:span text:style-name="T1">ham_create_ex</text:span>.</text:p>
      <text:p text:style-name="Text_20_body">Here's the code to create a hamsterdb Environment:</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env_t *env;</text:p>
      <text:p text:style-name="Sourcecode"><text:s text:c="4"/><text:span text:style-name="T3">if ((st=ham_env_new(&amp;env))!=HAM_SUCCESS) {<text:line-break/> <text:s text:c="7"/>printf(“ham_env_new failed: %d (%s)\n“, st, ham_strerror(st));<text:line-break/> <text:s text:c="7"/>exit(-1);<text:line-break/> <text:s text:c="3"/>}</text:span></text:p>
      <text:p text:style-name="P8"><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s not possible to delete existing databases from an Environment (with ham_env_erase_db), and you cannot open existing databases - as soon as you close the database, it is gone and there's no way to restore it.</text:p>
      <text:p text:style-name="Text_20_body">To create an in-memory Environment, call ham_env_create with the flag HAM_IN_MEMORY_DB. Since in-memory databases are not written to disk, the filename-parameter is ignored and should be NULL. Also, note that the cache size (which can be specified with ham_env_create_ex) must be 0, and the flag HAM_CACHE_STRICT is forbidden.</text:p>
      <text:p text:style-name="Text_20_body">Here is a code snippet creating an in-memory Environment:</text:p>
      <text:p text:style-name="P8"><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1">ham_env_new</text:span>), then the file is opened with either <text:span text:style-name="T1">ham_env_open</text:span> or the extended version <text:span text:style-name="T1">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1">ham_env_open_ex</text:span> expects a variable length parameter list. The only accepted parameter is the cache size (<text:span text:style-name="T1">HAM_PARAM_CACHESIZE</text:span>). See the section "Creating a Database" on more information about parameter lists.</text:p>
      <text:p text:style-name="Text_20_body">You can specify the flag <text:span text:style-name="T1">HAM_READ_ONLY</text:span> to open the file in read-only mode. In this mode it's not possible to create new databases or to rename existing databases in this Environment. All write modifications will fail with error <text:span text:style-name="T1">HAM_DB_READ_ONLY</text:span>.</text:p>
      <text:h text:style-name="Heading_20_2" text:outline-level="2">Creating a Database in an Environment</text:h>
      <text:p text:style-name="Text_20_body">To create a new database in an Environment, you need a valid database handle (allocated with <text:span text:style-name="T1">ham_new</text:span>). Then call <text:span text:style-name="T1">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1">ham_env_create_db</text:span> is the name of the new database – a unique identifier in this Environment. The values 0 and everything above (and including) 0xf000 are reserved and forbidden to use. Here is a short example, copied from <text:span text:style-name="T2">samples/env1.c</text:span>.</text:p>
      <text:p text:style-name="P8">#define DBNAME_CUSTOMER <text:s text:c="4"/>1</text:p>
      <text:p text:style-name="Sourcecode">ham_db_t *db;<text:line-break/>ham_status_t st;</text:p>
      <text:p text:style-name="Sourcecode">st=ham_new(&amp;db);<text:line-break/>if (st!=HAM_SUCCESS)<text:line-break/> <text:s text:c="3"/>error("ham_new", st);</text:p>
      <text:p text:style-name="P8">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1">ham_close</text:span>, then delete the database handle with <text:span text:style-name="T1">ham_delete</text:span>.</text:p>
      <text:h text:style-name="Heading_20_2" text:outline-level="2">Opening a Database in an Environment</text:h>
      <text:p text:style-name="Text_20_body">To open an existing database in an Environment, you need a valid database handle (allocated with <text:span text:style-name="T1">ham_new</text:span>). Then call <text:span text:style-name="T1">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1">ham_env_open_db</text:span> is the name of the new database. If a database with this name is not found, error <text:span text:style-name="T1">HAM_DATABASE_NOT_FOUND</text:span> is returned.</text:p>
      <text:p text:style-name="P8">st=ham_env_open_db(env, db, DBNAME_CUSTOMER, 0, 0);<text:line-break/>if (st!=HAM_SUCCESS) {<text:line-break/> <text:s text:c="3"/>printf(“ham_env_open_db failed: %d (%s)\n“, st, ham_strerror(st));<text:line-break/> <text:s text:c="3"/>exit(-1);<text:line-break/>}</text:p>
      <text:p text:style-name="Text_20_body">You can now use the database handle as you normally do, i.e. for cursor operations or inserting/erasing values etc. To close the database, use <text:span text:style-name="T1">ham_close</text:span>, then delete the database handle with <text:span text:style-name="T1">ham_delete</text:span>.</text:p>
      <text:h text:style-name="Heading_20_2" text:outline-level="2">Renaming a Database in an Environment</text:h>
      <text:p text:style-name="Text_20_body">You can rename databases in an Environment with <text:span text:style-name="T1">ham_env_rename_db</text:span>. This function is declared as follows:</text:p>
      <text:p text:style-name="Sourcecode">ham_status_t<text:line-break/>ham_env_rename_db(ham_env_t *env, ham_u16_t oldname,<text:line-break/> <text:s text:c="15"/>ham_u16_t newname, ham_u32_t flags);</text:p>
      <text:p text:style-name="P2">No error occurs if a database with this name is already open.</text:p>
      <text:p text:style-name="Text_20_body">The function returns <text:span text:style-name="T1">HAM_DATABASE_NOT_FOUND</text:span> if the database with the old name is not found, and <text:span text:style-name="T1">HAM_DATABASE_ALREADY_EXISTS</text:span> if a database with the new name already exists.</text:p>
      <text:h text:style-name="Heading_20_2" text:outline-level="2">Removing a Database from an Environment</text:h>
      <text:p text:style-name="Text_20_body">Unlike calls to <text:span text:style-name="T1">ham_env_rename_db</text:span>, <text:span text:style-name="T1">ham_env_erase_db</text:span> makes sure that the database, which you want to delete, is not open. If the database is still open, error <text:span text:style-name="T1">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h text:style-name="Heading_20_2" text:outline-level="2">Closing an Environment</text:h>
      <text:p text:style-name="Text_20_body">To close an Environment, use <text:span text:style-name="T1">ham_env_close</text:span>. To delete the memory allocated by the <text:span text:style-name="T1">ham_env_t</text:span> handle, use <text:span text:style-name="T1">ham_env_delete</text:span>.</text:p>
      <text:p text:style-name="Sourcecode">ham_status_t<text:line-break/>ham_env_close(ham_env_t *env);</text:p>
      <text:p text:style-name="Sourcecode">ham_status_t<text:line-break/>ham_env_delete(ham_env_t *env);</text:p>
      <text:p text:style-name="Text_20_body">Note that this function will fail, if you still have open database handles from this Environment. In this case, <text:span text:style-name="T1">ham_env_close</text:span> will fail with <text:span text:style-name="T1">HAM_ENV_NOT_EMPTY</text:span>.</text:p>
      <text:h text:style-name="Heading_20_1" text:outline-level="1">Appendix I: The GNU General Public License</text:h>
      <text:p text:style-name="P10"><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11"><text:s text:c="21"/>END OF TERMS AND CONDITIONS</text:p>
      <text:h text:style-name="Heading_20_1" text:outline-level="1">Appendix 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11">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page"/>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fo:background-color="transparent" style:shadow="none">
        <style:tab-stops/>
        <style:background-image/>
      </style:paragraph-properties>
      <style:text-properties style:font-name="Courier New"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Christoph Rupp</meta:initial-creator>
    <meta:creation-date>2007-03-27T20:03:29</meta:creation-date>
    <dc:creator>Christoph Rupp</dc:creator>
    <dc:date>2007-08-03T21:20:31</dc:date>
    <dc:language>de-DE</dc:language>
    <meta:editing-cycles>40</meta:editing-cycles>
    <meta:editing-duration>PT3H22M55S</meta:editing-duration>
    <meta:user-defined meta:name="Info 1"/>
    <meta:user-defined meta:name="Info 2"/>
    <meta:user-defined meta:name="Info 3"/>
    <meta:user-defined meta:name="Info 4"/>
    <meta:document-statistic meta:table-count="0" meta:image-count="0" meta:object-count="0" meta:page-count="27" meta:paragraph-count="835" meta:word-count="11557" meta:character-count="68294"/>
  </office:meta>
</office:document-meta>
</file>